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ab7ad" officeooo:paragraph-rsid="000ad13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d13d" officeooo:paragraph-rsid="000ad13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fdcb" officeooo:paragraph-rsid="000efdc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8abb" officeooo:paragraph-rsid="000efdc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b19e" officeooo:paragraph-rsid="0011b19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1b19e" officeooo:paragraph-rsid="0011b19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b205" officeooo:paragraph-rsid="0013b20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46c7e" officeooo:paragraph-rsid="00146c7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733a7" officeooo:paragraph-rsid="001733a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c09f3" officeooo:paragraph-rsid="000c09f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c8abb" officeooo:paragraph-rsid="000c8ab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3b205" officeooo:paragraph-rsid="0013b20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ad13d" officeooo:paragraph-rsid="000ad13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ab7ad" officeooo:paragraph-rsid="000ab7a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ab7ad" officeooo:paragraph-rsid="000ab7a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ad13d" officeooo:paragraph-rsid="000ad13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3b205" officeooo:paragraph-rsid="0013b205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officeooo:rsid="0013b205" officeooo:paragraph-rsid="0013b205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13b205" officeooo:paragraph-rsid="0013b20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13b205" officeooo:paragraph-rsid="0013b20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0efdcb" officeooo:paragraph-rsid="0014836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0efdcb" officeooo:paragraph-rsid="000efdc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48365" officeooo:paragraph-rsid="0014836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7acf7" officeooo:paragraph-rsid="0017acf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1b19e" officeooo:paragraph-rsid="0011b19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c8abb" officeooo:paragraph-rsid="000efdc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ab7ad" officeooo:paragraph-rsid="001ceeb5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bold" officeooo:rsid="0013b205" officeooo:paragraph-rsid="0013b205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7acf7" officeooo:paragraph-rsid="0017acf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c09f3" officeooo:paragraph-rsid="000c09f3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09f3" officeooo:paragraph-rsid="000c09f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fdcb" officeooo:paragraph-rsid="000efdcb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b205" officeooo:paragraph-rsid="0013b20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b19e" officeooo:paragraph-rsid="0011b19e" style:font-size-asian="10.5pt" style:font-weight-asian="normal" style:font-size-complex="12pt" style:font-weight-complex="normal"/>
    </style:style>
    <style:style style:name="T1" style:family="text">
      <style:text-properties officeooo:rsid="000ad1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d13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c09f3"/>
    </style:style>
    <style:style style:name="T8" style:family="text">
      <style:text-properties officeooo:rsid="0011b19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position="super 58%"/>
    </style:style>
    <style:style style:name="T11" style:family="text">
      <style:text-properties officeooo:rsid="0017acf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How the normalized data is pre-fitted <text:span text:style-name="T7">and modeled</text:span></text:p>
      <text:p text:style-name="P15"/>
      <text:p text:style-name="P30">I/ Pre-fitting process:</text:p>
      <text:p text:style-name="P13">&lt;Additional functions in the process of pre-fitting data is found in slope.analysis.R&gt;</text:p>
      <text:p text:style-name="P13">//TODO:<text:span text:style-name="T4"> Document how the the analysis of the slope is carried out.</text:span></text:p>
      <text:p text:style-name="P16"/>
      <text:p text:style-name="P2"><text:tab/>After the wells input are normalized and transformed, these wells data are pre-fitted, in other words, <text:s/>the curve shapes are analyzed. &lt;<text:span text:style-name="T2">details are in slope.analysis.R</text:span>&gt;</text:p>
      <text:p text:style-name="P2"/>
      <text:p text:style-name="P1"><text:span text:style-name="T1"><text:tab/>The slope is estimated</text:span> at each timepoint and add a column to the "<text:span text:style-name="T5">well.array</text:span>" <text:span text:style-name="T1">(wells objects)</text:span> slot of each well with the local slope at each timepoint. <text:span text:style-name="T1">These</text:span> slopes <text:span text:style-name="T1">then are checked</text:span> for tanking and/or jumping behavior. <text:span text:style-name="T1">The procedure </text:span>fills the "curve.par" slot of each well with &lt;tanking.start&gt;, denoting the timepoint at which tanking starts (if none, value is NA) . <text:span text:style-name="T1">After &lt;tanking.start&gt; (??) all points are removed using &lt;</text:span><text:span text:style-name="T3">remove.points&gt; (??). <text:s/></text:span>It will also fill the <text:span text:style-name="T6">"jump.error"</text:span> slot with a status message, and try to use an automated process to remove the erroneous points if <text:span text:style-name="T2">&lt;remove.jumps&gt;</text:span> is true (<text:span text:style-name="T1">the </text:span>default <text:span text:style-name="T1">is</text:span> false). </text:p>
      <text:p text:style-name="P1"><text:span text:style-name="T1"><text:tab/>After that, the</text:span> curves <text:span text:style-name="T1">are checked</text:span> for growth above cutoff. <text:span text:style-name="T1">The procedure then</text:span> fills the "<text:span text:style-name="T6">curve.par</text:span>" slot of each well with &lt;<text:span text:style-name="T6">no.growth</text:span>&gt;, denoting whether the well has no detectable growth. <text:span text:style-name="T1">This finishes the pre-fitting procedure.</text:span></text:p>
      <text:p text:style-name="P27"><text:tab/><text:span text:style-name="T2">Remark:</text:span> View the documentation for <text:span text:style-name="T2">class.well.R </text:span>for more information about what are contained in a well object.</text:p>
      <text:p text:style-name="P27"/>
      <text:p text:style-name="P31">II/ Model fitting:</text:p>
      <text:p text:style-name="P10">&lt;see model.class.R&gt;</text:p>
      <text:p text:style-name="P4"><text:span text:style-name="T9">Objective</text:span>: Fit each well with the selected model and attempt to catch failed fittings with the backup model. </text:p>
      <text:p text:style-name="P4"><text:span text:style-name="T8"><text:tab/>The function</text:span> skips wells designated as &lt;no.growth&gt; above and fills the "fit.info" slot of each well with "success," "failed," or "skipped". If fit was successful, the "equation" and "model.name" slots <text:span text:style-name="T8">will be filled</text:span> with the relevant info for the successful model. <text:span text:style-name="T8">T</text:span>he "fit.par" slot with fitted parameters <text:span text:style-name="T8">will also be filled</text:span> if fit is successful. <text:s/></text:p>
      <text:p text:style-name="P24">The next part documents 3 models for fitting data in each well.</text:p>
      <text:p text:style-name="P11"/>
      <text:p text:style-name="P32">III/ Class.model.R</text:p>
      <text:p text:style-name="P29"><text:tab/>The slopes funtion can be found in class.well.R. View this file's document for more information.</text:p>
      <text:p text:style-name="P12">All of the models listed here share some parameters:</text:p>
      <text:list xml:id="list8370736923519805069" text:style-name="L1">
        <text:list-item>
          <text:p text:style-name="P28">growth rate : 2<text:span text:style-name="T10">nd</text:span> column in a well object (data frame)</text:p>
        </text:list-item>
        <text:list-item>
          <text:p text:style-name="P28">time : 1<text:span text:style-name="T10">st</text:span> column in a well object (data frame)</text:p>
          <text:p text:style-name="P28"/>
        </text:list-item>
      </text:list>
      <text:p text:style-name="P3"><text:span text:style-name="T9">1/ Logistics 4-parameter model:</text:span> Normally, there are only 3 parameters. The extra fourth parameter allows estimating the baseline.</text:p>
      <text:list xml:id="list6783295039242578366" text:style-name="L2">
        <text:list-item>
          <text:p text:style-name="P18">Min.index = the <text:span text:style-name="T11">index of the</text:span> minimum value in the growth column.</text:p>
        </text:list-item>
        <text:list-item>
          <text:p text:style-name="P18">Max.index = the <text:span text:style-name="T11">index of the </text:span>maximum value in the growth column.</text:p>
        </text:list-item>
        <text:list-item>
          <text:p text:style-name="P18">G50 = the <text:span text:style-name="T11">half-way points between</text:span> the min and the max value <text:span text:style-name="T11">in</text:span> the growth colum<text:span text:style-name="T11">n</text:span></text:p>
        </text:list-item>
        <text:list-item>
          <text:p text:style-name="P18">g50 distance = a data frame of absolute values of the difference between each growth and g50.</text:p>
        </text:list-item>
        <text:list-item>
          <text:p text:style-name="P18">G50.index = the <text:span text:style-name="T11">index of the mid-</text:span>value g50 data frame.</text:p>
        </text:list-item>
      </text:list>
      <text:p text:style-name="P7"/>
      <text:p text:style-name="P7"><text:soft-page-break/>Get the slopes at min, max, and half-way points. The highest positive slope is used as the halfway slope. <text:span text:style-name="T11">With:</text:span></text:p>
      <text:p text:style-name="P20"><draw:frame draw:style-name="fr2" draw:name="Object6" text:anchor-type="as-char" svg:y="-0.152in" svg:width="1.778in" svg:height="0.1992in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33">Compute initial guess:</text:p>
      <text:list xml:id="list3910209172530779778" text:style-name="L3">
        <text:list-item>
          <text:p text:style-name="P19">a = the minimum value of growth column</text:p>
        </text:list-item>
        <text:list-item>
          <text:p text:style-name="P19">b = the maximum value of growth column</text:p>
        </text:list-item>
        <text:list-item>
          <text:p text:style-name="P19">t50 = the time value at g50.index</text:p>
        </text:list-item>
        <text:list-item>
          <text:p text:style-name="P19"><draw:frame draw:style-name="fr2" draw:name="Object2" text:anchor-type="as-char" svg:y="-0.2598in" svg:width="1.298in" svg:height="0.4236in" draw:z-index="4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7"/>
      <text:p text:style-name="P8"/>
      <text:p text:style-name="P23"><draw:frame draw:style-name="fr1" draw:name="Object3" text:anchor-type="as-char" svg:y="-0.2598in" svg:width="2.0756in" svg:height="0.5543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3"/>
      <text:p text:style-name="P24"><text:tab/>The model will be created using the formula above and the set of parameters (a, b, t50, th) in which: </text:p>
      <text:p text:style-name="P24">(a = a, b = b, t50 = t50 – 1, th = th)</text:p>
      <text:p text:style-name="P21"/>
      <text:p text:style-name="P34">2/ Richards 5-parameter model: </text:p>
      <text:p text:style-name="P5"/>
      <text:p text:style-name="P6"><draw:frame draw:style-name="fr1" draw:name="Object4" text:anchor-type="as-char" svg:y="-0.2854in" svg:width="2.2937in" svg:height="0.3335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24"><text:tab/>Similarly, the model will be created using the formula above and the set of parameters (a, b, t50, th, c) in which: </text:p>
      <text:p text:style-name="P24">(a = a, b = b, t50 = t50 – 1, th = th, c = 1)</text:p>
      <text:p text:style-name="P5"/>
      <text:p text:style-name="P5">3/ Gompertz model: useful as a limitting case of Richards model when c = 0</text:p>
      <text:p text:style-name="P5"/>
      <text:p text:style-name="P22"><draw:frame draw:style-name="fr1" draw:name="Object5" text:anchor-type="as-char" svg:y="-0.2598in" svg:width="0.9957in" svg:height="0.5189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22"/>
      <text:p text:style-name="P24"><text:tab/>Then, the model is created using the formula above and the set of parameters is the same as logistics model's.</text:p>
      <text:p text:style-name="P22"/>
      <text:p text:style-name="P9">These models are for the task of fitting <text:span text:style-name="T11">wells' raw data</text:span>. They serve as alternative for others. In other words, if one of them fail to fit the data, then GCAT might try a back up model, which is selected by the user's cho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9T15:39:22.356778541</meta:creation-date>
    <dc:date>2014-05-27T13:57:35.298031339</dc:date>
    <dc:creator>Minh </dc:creator>
    <meta:editing-duration>PT36M56S</meta:editing-duration>
    <meta:editing-cycles>18</meta:editing-cycles>
    <meta:generator>LibreOffice/4.1.3.2$Linux_X86_64 LibreOffice_project/410m0$Build-2</meta:generator>
    <meta:document-statistic meta:table-count="0" meta:image-count="0" meta:object-count="5" meta:page-count="2" meta:paragraph-count="43" meta:word-count="648" meta:character-count="3672" meta:non-whitespace-character-count="3053"/>
  </office:meta>
</office:document-meta>
</file>

<file path=Object 2/content.xml><?xml version="1.0" encoding="utf-8"?>
<math xmlns="http://www.w3.org/1998/Math/MathML">
  <semantics>
    <mrow>
      <mrow>
        <mi mathvariant="italic">th</mi>
        <mo stretchy="false">=</mo>
        <mfrac>
          <mrow>
            <mo stretchy="false">(</mo>
            <mrow>
              <mi>b</mi>
              <mi>–</mi>
              <mi>a</mi>
            </mrow>
            <mo stretchy="false">)</mo>
          </mrow>
          <mrow>
            <mo stretchy="false">(</mo>
            <mrow>
              <mn>4g50.slopes</mn>
            </mrow>
            <mo stretchy="false">)</mo>
          </mrow>
        </mfrac>
      </mrow>
    </mrow>
    <annotation encoding="StarMath 5.0">th = (b – a)  over (4g50.slopes
)</annotation>
  </semantics>
</math>
</file>

<file path=Object 3/content.xml><?xml version="1.0" encoding="utf-8"?>
<math xmlns="http://www.w3.org/1998/Math/MathML">
  <semantics>
    <mrow>
      <mrow>
        <mrow>
          <mi mathvariant="italic">logistic.f</mi>
          <mo stretchy="false">=</mo>
          <mi>y</mi>
        </mrow>
        <mo stretchy="false">=</mo>
        <mrow>
          <mi>a</mi>
          <mo stretchy="false">+</mo>
          <mfrac>
            <mrow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</mrow>
            <mrow>
              <mrow>
                <mn>1</mn>
                <mo stretchy="false">+</mo>
                <msup>
                  <mi mathvariant="normal">e</mi>
                  <mrow>
                    <mfrac>
                      <mrow>
                        <mo stretchy="false">(</mo>
                        <mrow>
                          <mrow>
                            <mi mathvariant="italic">t50</mi>
                            <mo stretchy="false">−</mo>
                            <mi mathvariant="italic">time</mi>
                          </mrow>
                        </mrow>
                        <mo stretchy="false">)</mo>
                      </mrow>
                      <mrow>
                        <mi mathvariant="italic">th</mi>
                      </mrow>
                    </mfrac>
                  </mrow>
                </msup>
              </mrow>
            </mrow>
          </mfrac>
        </mrow>
      </mrow>
    </mrow>
    <annotation encoding="StarMath 5.0">logistic.f = y = a  +  {(b - a)} over {1 + func e^{(t50 - time) over {th}}}  </annotation>
  </semantics>
</math>
</file>

<file path=Object 4/content.xml><?xml version="1.0" encoding="utf-8"?>
<math xmlns="http://www.w3.org/1998/Math/MathML">
  <semantics>
    <mrow>
      <mrow>
        <mi>y</mi>
        <mo stretchy="false">=</mo>
        <mrow>
          <mi>a</mi>
          <mo stretchy="false">+</mo>
          <mrow>
            <mrow>
              <mo stretchy="false">(</mo>
              <mrow>
                <mrow>
                  <mi>b</mi>
                  <mo stretchy="false">−</mo>
                  <mi>a</mi>
                </mrow>
              </mrow>
              <mo stretchy="false">)</mo>
            </mrow>
            <mo stretchy="false">×</mo>
            <msup>
              <mrow>
                <mo stretchy="false">(</mo>
                <mrow>
                  <mrow>
                    <mn>1</mn>
                    <mo stretchy="false">+</mo>
                    <mrow>
                      <mi>c</mi>
                      <mo stretchy="false">×</mo>
                      <msup>
                        <mi mathvariant="normal">e</mi>
                        <mrow>
                          <mfrac>
                            <mrow>
                              <mrow>
                                <mi mathvariant="italic">t50</mi>
                                <mo stretchy="false">−</mo>
                                <mi mathvariant="italic">Time</mi>
                              </mrow>
                            </mrow>
                            <mrow>
                              <mi mathvariant="italic">th</mi>
                            </mrow>
                          </mfrac>
                        </mrow>
                      </msup>
                    </mrow>
                  </mrow>
                </mrow>
                <mo stretchy="false">)</mo>
              </mrow>
              <mrow>
                <mfrac>
                  <mrow>
                    <mrow>
                      <mo stretchy="false">−</mo>
                      <mn>1</mn>
                    </mrow>
                  </mrow>
                  <mrow>
                    <mi>c</mi>
                  </mrow>
                </mfrac>
              </mrow>
            </msup>
          </mrow>
        </mrow>
      </mrow>
    </mrow>
    <annotation encoding="StarMath 5.0">y = a + (b - a) times (1 + c times func e^{{t50 - Time} over {th}})^{{-1} over {c}}  </annotation>
  </semantics>
</math>
</file>

<file path=Object 5/content.xml><?xml version="1.0" encoding="utf-8"?>
<math xmlns="http://www.w3.org/1998/Math/MathML">
  <semantics>
    <mrow>
      <mrow>
        <mi>y</mi>
        <mo stretchy="false">=</mo>
        <mrow>
          <mi>a</mi>
          <mo stretchy="false">+</mo>
          <mfrac>
            <mrow>
              <mrow>
                <mo stretchy="false">(</mo>
                <mrow>
                  <mrow>
                    <mi>b</mi>
                    <mo stretchy="false">−</mo>
                    <mi>a</mi>
                  </mrow>
                </mrow>
                <mo stretchy="false">)</mo>
              </mrow>
            </mrow>
            <mrow>
              <msup>
                <mi mathvariant="normal">e</mi>
                <mrow>
                  <msup>
                    <mi mathvariant="normal">e</mi>
                    <mrow>
                      <mfrac>
                        <mrow>
                          <mrow>
                            <mo stretchy="false">(</mo>
                            <mrow>
                              <mrow>
                                <mi mathvariant="italic">t50</mi>
                                <mo stretchy="false">−</mo>
                                <mi mathvariant="italic">Time</mi>
                              </mrow>
                            </mrow>
                            <mo stretchy="false">)</mo>
                          </mrow>
                        </mrow>
                        <mrow>
                          <mi mathvariant="italic">th</mi>
                        </mrow>
                      </mfrac>
                    </mrow>
                  </msup>
                </mrow>
              </msup>
            </mrow>
          </mfrac>
        </mrow>
      </mrow>
    </mrow>
    <annotation encoding="StarMath 5.0">y = a + {(b - a)} over {func e^{func e^{{(t50 - Time)} over {th} } } }  </annotation>
  </semantics>
</math>
</file>

<file path=Object 6/content.xml><?xml version="1.0" encoding="utf-8"?>
<math xmlns="http://www.w3.org/1998/Math/MathML">
  <semantics>
    <mrow>
      <mrow>
        <mi mathvariant="italic">g50.slopes</mi>
        <mo stretchy="false">=</mo>
        <mi mathvariant="italic">slopes</mi>
      </mrow>
      <mrow>
        <mo stretchy="false">(</mo>
        <mrow>
          <mi mathvariant="italic">g50</mi>
        </mrow>
        <mo stretchy="false">)</mo>
      </mrow>
    </mrow>
    <annotation encoding="StarMath 5.0">g50.slopes = slopes(g50)</annotation>
  </semantics>
</math>
</file>